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2709in" fo:text-align="center" style:justify-single-word="false"/>
      <style:text-properties fo:color="#ca0c16" style:font-name-asian="Microsoft YaHei" style:font-size-asian="9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6" style:family="paragraph" style:parent-style-name="Heading_20_1">
      <style:text-properties fo:font-variant="normal" fo:text-transform="none" fo:letter-spacing="normal" fo:background-color="#ffffff" loext:padding="0in" loext:border="none"/>
    </style:style>
    <style:style style:name="P7" style:family="paragraph" style:parent-style-name="Heading_20_2">
      <style:paragraph-properties fo:margin-left="0in" fo:margin-right="0in" fo:margin-top="0in" fo:margin-bottom="0in" loext:contextual-spacing="false" style:line-height-at-least="0.3335in" fo:text-indent="0in" style:auto-text-indent="false" fo:padding="0in" fo:border="none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9" style:family="paragraph" style:parent-style-name="Preformatted_20_Text">
      <style:paragraph-properties fo:margin-top="0in" fo:margin-bottom="0in" loext:contextual-spacing="false" style:line-height-at-least="0.2291in" fo:padding="0in" fo:border="none"/>
    </style:style>
    <style:style style:name="P10" style:family="paragraph" style:parent-style-name="Preformatted_20_Text">
      <style:paragraph-properties fo:margin-top="0in" fo:margin-bottom="0.25in" loext:contextual-spacing="false" style:line-height-at-least="0.2291in" fo:padding="0in" fo:border="none"/>
      <style:text-properties fo:color="#000000" style:font-name="Source Code Pro" fo:font-size="10.5pt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color="#78a5f1" style:text-line-through-style="none" style:text-line-through-type="none" style:font-name="Microsoft YaHei" fo:font-size="9pt" style:text-underline-style="none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9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0" style:family="text">
      <style:text-properties fo:color="#999999" style:font-size-asian="9pt" loext:padding="0in" loext:border="none"/>
    </style:style>
    <style:style style:name="T11" style:family="text">
      <style:text-properties fo:color="#999999" loext:padding="0in" loext:border="none"/>
    </style:style>
    <style:style style:name="T12" style:family="text">
      <style:text-properties fo:color="#000000" style:font-name-asian="Source Code Pro" style:font-size-asian="10.5pt" loext:padding="0in" loext:border="none"/>
    </style:style>
    <style:style style:name="T13" style:family="text">
      <style:text-properties fo:color="#000000" style:font-name="Source Code Pro" fo:font-size="10.5pt" loext:padding="0in" loext:border="none"/>
    </style:style>
    <style:style style:name="T14" style:family="text">
      <style:text-properties fo:color="#4f4f4f" style:font-name="Microsoft YaHei" fo:font-size="18pt" fo:font-weight="bold" loext:padding="0in" loext:border="none"/>
    </style:style>
    <style:style style:name="T15" style:family="text">
      <style:text-properties fo:color="#4f4f4f" style:font-name-asian="Microsoft YaHei" style:font-size-asian="18pt" style:font-weight-asian="bold" loext:padding="0in" loext:border="none"/>
    </style:style>
    <style:style style:name="T16" style:family="text">
      <style:text-properties fo:color="#4f4f4f" style:font-name="Source Code Pro" fo:font-size="10.5pt" fo:background-color="#f6f8fa" loext:char-shading-value="0" loext:padding="0in" loext:border="none"/>
    </style:style>
    <style:style style:name="T17" style:family="text">
      <style:text-properties fo:color="#4f4f4f" fo:background-color="#f6f8fa" loext:char-shading-value="0" loext:padding="0in" loext:border="none"/>
    </style:style>
    <style:style style:name="T18" style:family="text">
      <style:text-properties fo:color="#000088" style:font-name="Microsoft YaHei" fo:font-size="10.5pt" fo:background-color="#f6f8fa" loext:char-shading-value="0" loext:padding="0in" loext:border="none"/>
    </style:style>
    <style:style style:name="T19" style:family="text">
      <style:text-properties fo:color="#009900" style:font-name="Microsoft YaHei" fo:font-size="10.5pt" fo:background-color="#f6f8fa" loext:char-shading-value="0" loext:padding="0in" loext:border="none"/>
    </style:style>
    <style:style style:name="T20" style:family="text">
      <style:text-properties fo:color="#880000" style:font-name="Microsoft YaHei" fo:font-size="10.5pt" fo:font-style="italic" fo:background-color="#f6f8fa" loext:char-shading-value="0" loext:padding="0in" loext:border="none"/>
    </style:style>
    <style:style style:name="T21" style:family="text">
      <style:text-properties fo:color="#50a14f" style:font-name="Microsoft YaHei" fo:font-size="10.5pt" fo:background-color="#f6f8fa" loext:char-shading-value="0" loext:padding="0in" loext:border="none"/>
    </style:style>
    <style:style style:name="T22" style:family="text">
      <style:text-properties fo:color="#4d4d4d" style:font-name="Microsoft YaHei" fo:font-size="12pt" fo:font-weight="bold" loext:padding="0in" loext:border="none"/>
    </style:style>
    <style:style style:name="T23" style:family="text">
      <style:text-properties fo:color="#4d4d4d" style:font-name="Microsoft YaHei" fo:font-size="12pt" fo:font-weight="normal" loext:padding="0in" loext:border="none"/>
    </style:style>
    <style:style style:name="T24" style:family="text">
      <style:text-properties fo:color="#4d4d4d" style:font-name-asian="Microsoft YaHei" style:font-size-asian="12pt" style:font-weight-asian="normal" loext:padding="0in" loext:border="none"/>
    </style:style>
    <style:style style:name="fr1" style:family="graphic" style:parent-style-name="Frame">
      <style:graphic-properties fo:margin-left="0in" fo:margin-right="0.0835in" fo:margin-top="0.0417in" fo:margin-bottom="0in" style:wrap="right" style:number-wrapped-paragraphs="no-limit" style:vertical-pos="top" style:vertical-rel="paragraph-content" style:horizontal-pos="left" style:horizontal-rel="paragraph" fo:padding="0.0193in" fo:border="0.06pt solid #f4ced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Frame1" text:anchor-type="paragraph" svg:width="0.2709in" draw:z-index="0"><draw:text-box fo:min-height="0.2709in"><text:p text:style-name="P1">原</text:p></draw:text-box></draw:frame><text:span text:style-name="T1">Kconfig</text:span><text:span text:style-name="T3">文件详解</text:span></text:h>
      <text:p text:style-name="P5"><text:span text:style-name="T6">2016</text:span><text:span text:style-name="T8">年</text:span><text:span text:style-name="T6">10</text:span><text:span text:style-name="T8">月</text:span><text:span text:style-name="T6">31</text:span><text:span text:style-name="T8">日 </text:span><text:span text:style-name="T6">18:46:38</text:span><text:span text:style-name="T7"> </text:span><text:a xlink:type="simple" xlink:href="https://me.csdn.net/Ultraman_hs" office:target-frame-name="_blank" xlink:show="new" text:style-name="Internet_20_link" text:visited-style-name="Visited_20_Internet_20_Link"><text:span text:style-name="T9">Ultraman_hs</text:span></text:a><text:span text:style-name="T7"> </text:span><text:span text:style-name="T8">阅读数 </text:span><text:span text:style-name="T6">10590</text:span></text:p>
      <text:section text:style-name="Sect1" text:name="article_content">
        <text:p text:style-name="P2"><text:span text:style-name="T11"> </text:span><text:span text:style-name="T10">版权声明：共同学习，一起进步。 </text:span><text:a xlink:type="simple" xlink:href="https://blog.csdn.net/Ultraman_hs/article/details/52984929" text:style-name="Internet_20_link" text:visited-style-name="Visited_20_Internet_20_Link"><text:span text:style-name="T5">https://blog.csdn.net/Ultraman_hs/article/details/52984929</text:span></text:a></text:p>
        <text:section text:style-name="Sect1" text:name="content_views">
          <text:p text:style-name="P8"><text:span text:style-name="Source_20_Text"><text:span text:style-name="T12">注：本文是学习朱老师课程整理的笔记，基于</text:span></text:span><text:span text:style-name="Source_20_Text"><text:span text:style-name="T13">linux2.6.35.7</text:span></text:span><text:span text:style-name="Source_20_Text"><text:span text:style-name="T12">和九鼎</text:span></text:span><text:span text:style-name="Source_20_Text"><text:span text:style-name="T13">X210BV3S</text:span></text:span><text:span text:style-name="Source_20_Text"><text:span text:style-name="T12">开发板进行移植。</text:span></text:span></text:p>
          <text:p text:style-name="P10">1</text:p>
          <text:h text:style-name="P7" text:outline-level="2"><text:bookmark text:name="kconfig的格式"/><text:bookmark text:name="t0"/><text:span text:style-name="Strong_20_Emphasis"><text:span text:style-name="T14">Kconfig</text:span></text:span><text:span text:style-name="Strong_20_Emphasis"><text:span text:style-name="T15">的格式</text:span></text:span></text:h>
          <text:p text:style-name="P4"><text:span text:style-name="T4">下面截取</text:span><text:span text:style-name="T2">/drivers/net</text:span><text:span text:style-name="T4">下的</text:span><text:span text:style-name="T2">Kconfig</text:span><text:span text:style-name="T4">文件中的部分内容：</text:span></text:p>
          <text:p text:style-name="P8"><text:span text:style-name="Source_20_Text"><text:span text:style-name="T16"># Network device </text:span></text:span><text:span text:style-name="Source_20_Text"><text:span text:style-name="T18">configuration</text:span></text:span></text:p>
          <text:p text:style-name="P9"><text:span text:style-name="Source_20_Text"><text:span text:style-name="T16">menuconfig NETDEVICES</text:span></text:span></text:p>
          <text:p text:style-name="P8"><text:span text:style-name="Source_20_Text"><text:span text:style-name="T17"><text:s text:c="8"/></text:span></text:span><text:span text:style-name="Source_20_Text"><text:span text:style-name="T18">default</text:span></text:span><text:span text:style-name="Source_20_Text"><text:span text:style-name="T16"> y </text:span></text:span><text:span text:style-name="Source_20_Text"><text:span text:style-name="T18">if</text:span></text:span><text:span text:style-name="Source_20_Text"><text:span text:style-name="T16"> UML</text:span></text:span></text:p>
          <text:p text:style-name="P8"><text:span text:style-name="Source_20_Text"><text:span text:style-name="T17"><text:s text:c="8"/></text:span></text:span><text:span text:style-name="Source_20_Text"><text:span text:style-name="T16">depends </text:span></text:span><text:span text:style-name="Source_20_Text"><text:span text:style-name="T18">on</text:span></text:span><text:span text:style-name="Source_20_Text"><text:span text:style-name="T16"> NET</text:span></text:span></text:p>
          <text:p text:style-name="P8"><text:span text:style-name="Source_20_Text"><text:span text:style-name="T17"><text:s text:c="8"/></text:span></text:span><text:span text:style-name="Source_20_Text"><text:span text:style-name="T16">bool </text:span></text:span><text:span text:style-name="Source_20_Text"><text:span text:style-name="T19">"Network device support"</text:span></text:span></text:p>
          <text:p text:style-name="P8"><text:span text:style-name="Source_20_Text"><text:span text:style-name="T17"><text:s text:c="8"/></text:span></text:span><text:span text:style-name="Source_20_Text"><text:span text:style-name="T20">---help---</text:span></text:span></text:p>
          <text:p text:style-name="P8"><text:span text:style-name="Source_20_Text"><text:span text:style-name="T17"><text:s text:c="10"/></text:span></text:span><text:span text:style-name="Source_20_Text"><text:span text:style-name="T16">You can say N here </text:span></text:span><text:span text:style-name="Source_20_Text"><text:span text:style-name="T18">if</text:span></text:span><text:span text:style-name="Source_20_Text"><text:span text:style-name="T16"> you don</text:span></text:span><text:span text:style-name="Source_20_Text"><text:span text:style-name="T21">'t</text:span></text:span><text:span text:style-name="Source_20_Text"><text:span text:style-name="T16"> intend </text:span></text:span><text:span text:style-name="Source_20_Text"><text:span text:style-name="T18">to</text:span></text:span><text:span text:style-name="Source_20_Text"><text:span text:style-name="T16"> connect your Linux box </text:span></text:span><text:span text:style-name="Source_20_Text"><text:span text:style-name="T18">to</text:span></text:span><text:span text:style-name="Source_20_Text"><text:span text:style-name="T16"> any other computer at </text:span></text:span><text:span text:style-name="Source_20_Text"><text:span text:style-name="T18">all</text:span></text:span><text:span text:style-name="Source_20_Text"><text:span text:style-name="T16">.</text:span></text:span></text:p>
          <text:p text:style-name="P9"><text:span text:style-name="Source_20_Text"><text:span text:style-name="T17">……</text:span></text:span></text:p>
          <text:p text:style-name="P9"><text:span text:style-name="Source_20_Text"><text:span text:style-name="T16">config DM9000</text:span></text:span></text:p>
          <text:p text:style-name="P8"><text:span text:style-name="Source_20_Text"><text:span text:style-name="T17"><text:s text:c="8"/></text:span></text:span><text:span text:style-name="Source_20_Text"><text:span text:style-name="T16">tristate </text:span></text:span><text:span text:style-name="Source_20_Text"><text:span text:style-name="T19">"DM9000 support"</text:span></text:span></text:p>
          <text:p text:style-name="P8"><text:span text:style-name="Source_20_Text"><text:span text:style-name="T17"><text:s text:c="8"/></text:span></text:span><text:span text:style-name="Source_20_Text"><text:span text:style-name="T16">depends </text:span></text:span><text:span text:style-name="Source_20_Text"><text:span text:style-name="T18">on</text:span></text:span><text:span text:style-name="Source_20_Text"><text:span text:style-name="T16"> ARM || BLACKFIN || MIPS</text:span></text:span></text:p>
          <text:p text:style-name="P8"><text:span text:style-name="Source_20_Text"><text:span text:style-name="T17"><text:s text:c="8"/></text:span></text:span><text:span text:style-name="Source_20_Text"><text:span text:style-name="T18">select</text:span></text:span><text:span text:style-name="Source_20_Text"><text:span text:style-name="T16"> CRC32</text:span></text:span></text:p>
          <text:p text:style-name="P8"><text:span text:style-name="Source_20_Text"><text:span text:style-name="T17"><text:s text:c="8"/></text:span></text:span><text:span text:style-name="Source_20_Text"><text:span text:style-name="T18">select</text:span></text:span><text:span text:style-name="Source_20_Text"><text:span text:style-name="T16"> MII</text:span></text:span></text:p>
          <text:p text:style-name="P8"><text:span text:style-name="Source_20_Text"><text:span text:style-name="T17"><text:s text:c="8"/></text:span></text:span><text:span text:style-name="Source_20_Text"><text:span text:style-name="T20">---help---</text:span></text:span></text:p>
          <text:p text:style-name="P8"><text:span text:style-name="Source_20_Text"><text:span text:style-name="T17"><text:s text:c="10"/></text:span></text:span><text:span text:style-name="Source_20_Text"><text:span text:style-name="T16">Support </text:span></text:span><text:span text:style-name="Source_20_Text"><text:span text:style-name="T18">for</text:span></text:span><text:span text:style-name="Source_20_Text"><text:span text:style-name="T16"> DM9000 chipset.</text:span></text:span></text:p>
          <text:p text:style-name="P9"/>
          <text:p text:style-name="P8"><text:span text:style-name="Source_20_Text"><text:span text:style-name="T17"><text:s text:c="10"/></text:span></text:span><text:span text:style-name="Source_20_Text"><text:span text:style-name="T18">To</text:span></text:span><text:span text:style-name="Source_20_Text"><text:span text:style-name="T16"> compile this driver as a module, choose M here. <text:s/>The module will be called dm9000.</text:span></text:span></text:p>
          <text:p text:style-name="P9"><text:span text:style-name="Source_20_Text"><text:span text:style-name="T17">……</text:span></text:span></text:p>
          <text:p text:style-name="P8"><text:span text:style-name="Source_20_Text"><text:span text:style-name="T16">source </text:span></text:span><text:span text:style-name="Source_20_Text"><text:span text:style-name="T19">"drivers/net/arcnet/Kconfig"</text:span></text:span></text:p>
          <text:p text:style-name="P8"><text:span text:style-name="Source_20_Text"><text:span text:style-name="T16">source </text:span></text:span><text:span text:style-name="Source_20_Text"><text:span text:style-name="T19">"drivers/net/phy/Kconfig"</text:span></text:span><text:span text:style-name="T13">1234567891011121314151617181920</text:span></text:p>
          <text:p text:style-name="P4"><text:span text:style-name="T2">Kconfig</text:span><text:span text:style-name="T4">按照一定的格式来书写，</text:span><text:span text:style-name="T2">menuconfig</text:span><text:span text:style-name="T4">程序可以识别这种格式，然后从中提取出有效信息组成</text:span><text:span text:style-name="T2">menuconfig</text:span><text:span text:style-name="T4">中的菜单项。将来在做驱动移植等工作时，有时需要自己添加</text:span><text:span text:style-name="T2">Kconfig</text:span><text:span text:style-name="T4">中的一个配置项来将某个设备驱动添加到内核的配置项目中，这时候就需要对</text:span><text:span text:style-name="T2">Kconfig</text:span><text:span text:style-name="T4">的配置项格式有所了解，否则就不会添加。</text:span></text:p>
          <text:p text:style-name="P3"><text:span text:style-name="Strong_20_Emphasis"><text:span text:style-name="T22">menuconfig</text:span></text:span><text:span text:style-name="T24">：表示菜单（本身属于一个菜单中的项目，但是他又有子菜单项目）、</text:span><text:span text:style-name="T23">config</text:span><text:span text:style-name="T24">表示菜单中的一个配置项（本身并没有子菜单下的项目）。一个</text:span><text:span text:style-name="T23">menuconfig</text:span><text:span text:style-name="T24">后面跟着的所有</text:span><text:span text:style-name="T23">config</text:span><text:span text:style-name="T24">项就是这个</text:span><text:span text:style-name="T23">menuconfig</text:span><text:span text:style-name="T24">的子菜单。这就是</text:span><text:span text:style-name="T23">Kconfig</text:span><text:span text:style-name="T24">中表示的目录关系。</text:span></text:p>
          <text:p text:style-name="P3"><text:soft-page-break/><text:span text:style-name="Strong_20_Emphasis"><text:span text:style-name="T22">NETDEVICES</text:span></text:span><text:span text:style-name="T24">：</text:span><text:span text:style-name="T23">menuconfig</text:span><text:span text:style-name="T24">或者</text:span><text:span text:style-name="T23">config</text:span><text:span text:style-name="T24">后面空格隔开的大写字母表示的类似于 </text:span><text:span text:style-name="T23">NETDEVICES </text:span><text:span text:style-name="T24">的就是这个配置项的配置项名字，这个字符串前面添加</text:span><text:span text:style-name="T23">CONFIG_</text:span><text:span text:style-name="T24">后就构成了“</text:span><text:span text:style-name="T23">.config”</text:span><text:span text:style-name="T24">文件中的配置项名字。</text:span></text:p>
          <text:p text:style-name="P3"><text:span text:style-name="Strong_20_Emphasis"><text:span text:style-name="T22">source</text:span></text:span><text:span text:style-name="T24">：内核源码目录树中每一个</text:span><text:span text:style-name="T23">Kconfig</text:span><text:span text:style-name="T24">都会用</text:span><text:span text:style-name="T23">source</text:span><text:span text:style-name="T24">引入其所有子目录下的</text:span><text:span text:style-name="T23">Kconfig</text:span><text:span text:style-name="T24">，从而保证了所有的</text:span><text:span text:style-name="T23">Kconfig</text:span><text:span text:style-name="T24">项目都被包含进</text:span><text:span text:style-name="T23">menuconfig</text:span><text:span text:style-name="T24">中。这个也说明了：如果你自己在</text:span><text:span text:style-name="T23">linux</text:span><text:span text:style-name="T24">内核中添加了一个文件夹，一定要在这个文件夹下创建一个</text:span><text:span text:style-name="T23">Kconfig</text:span><text:span text:style-name="T24">文件，然后在这个文件夹的上一层目录的</text:span><text:span text:style-name="T23">Kconfig</text:span><text:span text:style-name="T24">中</text:span><text:span text:style-name="T23">source</text:span><text:span text:style-name="T24">引入这个文件夹下的</text:span><text:span text:style-name="T23">Kconfig</text:span><text:span text:style-name="T24">文件。</text:span></text:p>
          <text:p text:style-name="P3"><text:span text:style-name="Strong_20_Emphasis"><text:span text:style-name="T22">tristate</text:span></text:span><text:span text:style-name="T24">：意思是三态（</text:span><text:span text:style-name="T23">3</text:span><text:span text:style-name="T24">种状态，对应</text:span><text:span text:style-name="T23">Y</text:span><text:span text:style-name="T24">、</text:span><text:span text:style-name="T23">N</text:span><text:span text:style-name="T24">、</text:span><text:span text:style-name="T23">M</text:span><text:span text:style-name="T24">三种选择方式），意思就是这个配置项可以被三种选择。</text:span></text:p>
          <text:p text:style-name="P3"><text:span text:style-name="Strong_20_Emphasis"><text:span text:style-name="T22">bool</text:span></text:span><text:span text:style-name="T24">：是要么真要么假（对应</text:span><text:span text:style-name="T23">Y</text:span><text:span text:style-name="T24">和</text:span><text:span text:style-name="T23">N</text:span><text:span text:style-name="T24">）。意思是这个配置项只能被</text:span><text:span text:style-name="T23">2</text:span><text:span text:style-name="T24">种选择。</text:span></text:p>
          <text:p text:style-name="P3"><text:span text:style-name="Strong_20_Emphasis"><text:span text:style-name="T22">depends</text:span></text:span><text:span text:style-name="T24">：意思是本配置项依赖于另一个配置项。如果那个依赖的配置项为</text:span><text:span text:style-name="T23">Y</text:span><text:span text:style-name="T24">或者</text:span><text:span text:style-name="T23">M</text:span><text:span text:style-name="T24">，则本配置项才有意义；如果依赖的哪个配置项本身被设置为</text:span><text:span text:style-name="T23">N</text:span><text:span text:style-name="T24">，则本配置项根本没有意义。</text:span><text:span text:style-name="T23">depends</text:span><text:span text:style-name="T24">项会导致</text:span><text:span text:style-name="T23">make menuconfig</text:span><text:span text:style-name="T24">的时候找不到一些配置项。所以在</text:span><text:span text:style-name="T23">menuconfig</text:span><text:span text:style-name="T24">中如果找不到一个选项，但是这个选项在</text:span><text:span text:style-name="T23">Kconfig</text:span><text:span text:style-name="T24">中却是有的，则可能的原因就是这个配置项依赖的一个配置项是不成立的。</text:span><text:span text:style-name="T23">depends</text:span><text:span text:style-name="T24">依赖的配置项可以是多个，还可以有逻辑运算。这种时候只要依赖项目运算式子的结果为真则依赖就成立。</text:span></text:p>
          <text:p text:style-name="P3"><text:span text:style-name="Strong_20_Emphasis"><text:span text:style-name="T22">select</text:span></text:span><text:span text:style-name="T24">：表示</text:span><text:span text:style-name="T23">depends on</text:span><text:span text:style-name="T24">的值有效时，下面的</text:span><text:span text:style-name="T23">select</text:span><text:span text:style-name="T24">也会成立，将相应的内容选上。</text:span></text:p>
          <text:p text:style-name="P3"><text:span text:style-name="Strong_20_Emphasis"><text:span text:style-name="T22">default</text:span></text:span><text:span text:style-name="T24">：表示</text:span><text:span text:style-name="T23">depends on</text:span><text:span text:style-name="T24">的值有效时，下面的</text:span><text:span text:style-name="T23">default</text:span><text:span text:style-name="T24">也会成立，将相应的选项选上，有三种选项，分别对应</text:span><text:span text:style-name="T23">y</text:span><text:span text:style-name="T24">，</text:span><text:span text:style-name="T23">n</text:span><text:span text:style-name="T24">，</text:span><text:span text:style-name="T23">m</text:span><text:span text:style-name="T24">。</text:span></text:p>
          <text:p text:style-name="P3"><text:span text:style-name="Strong_20_Emphasis"><text:span text:style-name="T22">help</text:span></text:span><text:span text:style-name="T24">：帮助信息，解释这个配置项的含义，以及如何去配置他。</text:span></text:p>
          <text:h text:style-name="P7" text:outline-level="2"><text:bookmark text:name="kconfig和config文件和makefile三者的关联"/><text:bookmark text:name="t1"/><text:span text:style-name="Strong_20_Emphasis"><text:span text:style-name="T14">Kconfig</text:span></text:span><text:span text:style-name="Strong_20_Emphasis"><text:span text:style-name="T15">和</text:span></text:span><text:span text:style-name="Strong_20_Emphasis"><text:span text:style-name="T14">.config</text:span></text:span><text:span text:style-name="Strong_20_Emphasis"><text:span text:style-name="T15">文件和</text:span></text:span><text:span text:style-name="Strong_20_Emphasis"><text:span text:style-name="T14">Makefile</text:span></text:span><text:span text:style-name="Strong_20_Emphasis"><text:span text:style-name="T15">三者的关联</text:span></text:span></text:h>
          <text:p text:style-name="P4"><text:span text:style-name="T4">配置项被配置成</text:span><text:span text:style-name="T2">Y</text:span><text:span text:style-name="T4">、</text:span><text:span text:style-name="T2">N</text:span><text:span text:style-name="T4">、</text:span><text:span text:style-name="T2">M</text:span><text:span text:style-name="T4">会影响“</text:span><text:span text:style-name="T2">.config”</text:span><text:span text:style-name="T4">文件中的</text:span><text:span text:style-name="T2">CONFIG_XXX</text:span><text:span text:style-name="T4">变量的配置值。“</text:span><text:span text:style-name="T2">.config”</text:span><text:span text:style-name="T4">中的配置值（</text:span><text:span text:style-name="T2">=y</text:span><text:span text:style-name="T4">、</text:span><text:span text:style-name="T2">=m</text:span><text:span text:style-name="T4">、没有）会影响最终的编译链接过程。如果</text:span><text:span text:style-name="T2">=y</text:span><text:span text:style-name="T4">则会被编入（</text:span><text:span text:style-name="T2">built-in</text:span><text:span text:style-name="T4">），如果</text:span><text:span text:style-name="T2">=m</text:span><text:span text:style-name="T4">会被单独连接成一个”</text:span><text:span text:style-name="T2">.ko”</text:span><text:span text:style-name="T4">模块，如果没有则对应的代码不会被编译。那么这是怎么实现的？都是通过</text:span><text:span text:style-name="T2">makefile</text:span><text:span text:style-name="T4">实现的。</text:span></text:p>
          <text:p text:style-name="P4"><text:span text:style-name="T4">如</text:span><text:span text:style-name="T2">makefile</text:span><text:span text:style-name="T4">中：</text:span><text:span text:style-name="T2">obj-$(CONFIG_DM9000) += dm9000.o</text:span><text:span text:style-name="T4">，</text:span><text:span text:style-name="T2"><text:line-break/></text:span><text:span text:style-name="T4">如果</text:span><text:span text:style-name="T2">CONFIG_DM9000</text:span><text:span text:style-name="T4">变量值为</text:span><text:span text:style-name="T2">y</text:span><text:span text:style-name="T4">，则</text:span><text:span text:style-name="T2">obj += dm9000.o</text:span><text:span text:style-name="T4">，因此</text:span><text:span text:style-name="T2">dm9000.c</text:span><text:span text:style-name="T4">会被编译；如果</text:span><text:span text:style-name="T2">CONFIG_DM9000</text:span><text:span text:style-name="T4">变量未定义，则</text:span><text:span text:style-name="T2">dm9000.c</text:span><text:span text:style-name="T4">不会被编译。如果</text:span><text:span text:style-name="T2">CONFIG_DM9000</text:span><text:span text:style-name="T4">变量的值为</text:span><text:span text:style-name="T2">m</text:span><text:span text:style-name="T4">则会被连接成“</text:span><text:span text:style-name="T2">.ko”</text:span><text:span text:style-name="T4">模块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9:57:33.218276061</meta:creation-date>
    <dc:date>2019-08-07T09:57:57.603632469</dc:date>
    <meta:editing-duration>PT24S</meta:editing-duration>
    <meta:editing-cycles>1</meta:editing-cycles>
    <meta:document-statistic meta:table-count="0" meta:image-count="0" meta:object-count="0" meta:page-count="2" meta:paragraph-count="40" meta:word-count="1149" meta:character-count="2294" meta:non-whitespace-character-count="2113"/>
    <meta:generator>LibreOffice/5.1.6.2$Linux_X86_64 LibreOffice_project/10m0$Build-2</meta:generator>
  </office:meta>
</office:document-meta>
</file>